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J. S. Isaacs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3 November 1874</text:p>
      <text:p text:style-name="P6">Month<text:tab/><text:tab/><text:tab/><text:tab/><text:tab/><text:tab/>November </text:p>
      <text:p text:style-name="P6">Year<text:tab/><text:tab/><text:tab/><text:tab/><text:tab/><text:tab/>1874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ew York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The Jewish Messenger,/</text:span></text:p>
      <text:p text:style-name="P2"><text:span text:style-name="T1">REV. S. M. ISAACS &amp; SONS,/</text:span></text:p>
      <text:p text:style-name="P2"><text:span text:style-name="T1"><text:tab/>Editors and Proprietors,<text:tab/><text:tab/><text:tab/><text:tab/><text:tab/><text:tab/>Office—645 BROADWAY./</text:span></text:p>
      <text:p text:style-name="P4"><text:span text:style-name="T1">New York, Nov 3 1874/</text:span></text:p>
      <text:p text:style-name="P2"><text:span text:style-name="T1">Dear Mr. Morais/</text:span></text:p>
      <text:p text:style-name="P2"><text:span text:style-name="T1"><text:tab/>I can not do less than/ sincerely thank you for your/ good contribution to the </text:span><text:span text:style-name="T2">Messenger</text:span><text:span text:style-name="T3">/ which arrived in good order/ last week. <text:s/>They are just what/ we wanted and will begin/ the series to which others of/ our ministers are contributing/</text:span></text:p>
      <text:p text:style-name="P2"><text:span text:style-name="T3"><text:tab/>Have you any preferences as to/ the </text:span><text:span text:style-name="T2">order</text:span><text:span text:style-name="T3"> in which the articles/ are to appear? <text:s/>We will of course/ send you proofs./</text:span></text:p>
      <text:p text:style-name="P2"><text:span text:style-name="T3">As the sketches will take/ several weeks to complete, we/ will probably begin them in/ the first </text:span><text:span text:style-name="T2">1875</text:span><text:span text:style-name="T3"> number, when/ they can have due prominence./ <text:s/>Not to limit them to the ephem-/</text:span></text:p>
      <text:p text:style-name="P2"><text:span text:style-name="T3"/></text:p>
      <text:p text:style-name="P2"><text:span text:style-name="T3">[Page 2]</text:span></text:p>
      <text:p text:style-name="P2"><text:span text:style-name="T3">eral circulation of a weekly./ <text:s/>We propose as the articles/ are published to electrotype/ them for future appearance/ in book form—</text:span><text:span text:style-name="T2">for the sole</text:span><text:span text:style-name="T3">/ </text:span><text:span text:style-name="T2">benefit</text:span><text:span text:style-name="T3"> of their esteemed/ author./</text:span></text:p>
      <text:p text:style-name="P2"><text:span text:style-name="T3">My father encloses a/ letter./</text:span></text:p>
      <text:p text:style-name="P2"><text:span text:style-name="T3">Assuring you again of/ our thanks, &amp; regards/</text:span></text:p>
      <text:p text:style-name="P2"><text:span text:style-name="T3"><text:tab/><text:tab/>Truly yrs/</text:span></text:p>
      <text:p text:style-name="P2"><text:span text:style-name="T3"><text:tab/><text:tab/>J S Isaacs/</text:span></text:p>
      <text:p text:style-name="P2"><text:span text:style-name="T3">Rev S. Morais/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1T12:39:17</meta:creation-date>
    <dc:date>2009-05-21T12:47:15</dc:date>
    <dc:language>en-US</dc:language>
    <meta:editing-cycles>2</meta:editing-cycles>
    <meta:editing-duration>PT7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6" meta:word-count="337" meta:character-count="2260"/>
  </office:meta>
</office:document-meta>
</file>